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 grddl:transformation="http://docs.oasis-open.org/office/1.2/xslt/odf2rdf.xsl">
  <office:scripts/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de0">
      <style:text-properties fo:color="#000000"/>
    </style:style>
    <style:style style:name="P2" style:family="paragraph" style:parent-style-name="code0">
      <style:text-properties style:use-window-font-color="true"/>
    </style:style>
    <style:style style:name="P3" style:family="paragraph" style:parent-style-name="comment">
      <style:text-properties fo:color="#800000"/>
    </style:style>
    <style:style style:name="P4" style:family="paragraph" style:parent-style-name="comment">
      <style:text-properties fo:color="#008080"/>
    </style:style>
    <style:style style:name="T1" style:family="text">
      <style:text-properties fo:color="#0000ff"/>
    </style:style>
    <style:style style:name="T2" style:family="text">
      <style:text-properties fo:color="#800000"/>
    </style:style>
    <style:style style:name="T3" style:family="text">
      <style:text-properties fo:color="#006b6b"/>
    </style:style>
    <style:style style:name="T4" style:family="text">
      <style:text-properties fo:color="#000000"/>
    </style:style>
    <style:style style:name="T5" style:family="text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troduction</text:h>
      <text:p text:style-name="Text_20_body">The purpose of this document is to define the format for the Kicad schematic component library part files. <text:s/>This format supersedes the old file format defined in the file “library_file_format_EN.odt. <text:s/>The idea of component library files is no longer valid. <text:s/>Libraries are a collection library part files managed by some type of file structure as simple an file hierarchy on a computer to a sophisticated tool such as a version control system. <text:s/>Only one part can be defined per file.</text:p>
      <text:p text:style-name="Text_20_body">This file format is based on the Specttra DSN lexer<text:note text:id="ftn1" text:note-class="footnote"><text:note-citation>1</text:note-citation><text:note-body><text:p text:style-name="Footnote">See source files dsnlexer.cpp and dsnlexer.h in the Kicad source code for more information about how the DSN lexer works.</text:p></text:note-body></text:note> work graciously coded and contributed by Dick Hollenbeck. <text:s/>For those not familiar with the DSN format, it is very similar the the LISP programming language in that keywords are delimited by braces. <text:s/>It is also known as an S-expression format. <text:s/>A keyword may have zero or more tokens that behave like parameters for the keyword. <text:s/>Tokens may be defined as additional keywords creating a programming language like structure. <text:s/>The decision to change to this format is to provide a more robust file lexer, a human readable file format, better file error reporting, and improved extensibility. <text:s/>The other driving factor is to provide a more robust format for handling the various requirements of the component library developers.</text:p>
      <text:h text:style-name="Heading_20_1" text:outline-level="1">Front Matter</text:h>
      <text:p text:style-name="Text_20_body">This is a living document designed to be kept synchronized with the actual source code. <text:s/>If you modify the lexer, please update this specification as courtesy to other developers. <text:s/>There are many third party tools that are used to generate, manipulate, and parse component library files. <text:s/>Keeping this document current is vital to developers of these tools.</text:p>
      <text:h text:style-name="Heading_20_1" text:outline-level="1">Formatting</text:h>
      <text:p text:style-name="Text_20_body">The DSN lexer enforces a strict formatting requirements. <text:s/>Files must be encoded in UTF8 (ASCII) format. <text:s/>All lexer keywords are comprised of lower case letters, numbers, and underscores. <text:s/>Tokens may be any alphanumeric character delimited by a white space character. <text:s/>Each new delimited level of keywords is indented to make files easier to read and edit with a plain text editor. <text:s/>Comments are supported as separate lines indented at the same level as the current keyword delimiter and begin with the # character. <text:s/>In line comments are not allowed.</text:p>
      <text:h text:style-name="Heading_20_1" text:outline-level="1">Using this document</text:h>
      <text:p text:style-name="Text_20_body">This document is nothing more than several well commented part files. <text:s/>You should always be able to copy the text from the opening delimiter “(“ to the closing delimeter “)” into a file and open it with the library part file editor or library part viewer in Kicad's schematic capture program EESchema. <text:s/>It may not actually draw a useful component or be a very useful part but it should always be syntactically correct. <text:s/>The comments for a specific keyword always appears above the keyword it describes. <text:s/>Keywords defined within brackets [] are optional. <text:s/>A simple syntax coloring scheme has been employed to make this document more readable. <text:s/>Keywords are highlighted in <text:span text:style-name="T1">blue</text:span>, <text:s/>comments are highlighted in <text:span text:style-name="T3">turquoise</text:span>, and strings are highlighted in <text:span text:style-name="T2">red</text:span>.</text:p>
      <text:h text:style-name="Heading_20_1" text:outline-level="1"><text:soft-page-break/>Logical coordinates.</text:h>
      <text:p text:style-name="Text_20_body">The next version of EESchema and therefore the library parts will be based a coordinate system without units of measure. <text:s/>The advantage of having coordinates without units is any item that has an integer coordinate will be on grid. <text:s/>This guarantees all connectable items (pins, wires, junctions, etc.) will always get connected properly. <text:s/>Only non-connectable objects (arcs, text, etc.) can have non-integer coordinates. <text:s/>The schematic grid size determines the part coordinates in actual physical space. <text:s/>This allows the items to scale appropriately no matter what physical units the user selects and eliminates floating point issues when using metric coordinates in the current design.</text:p>
      <text:h text:style-name="Heading_20_1" text:outline-level="1">An example file showing syntax for all drawable item types.</text:h>
      <text:p text:style-name="comment"># The part element is the root of the S expression used to define a library part.</text:p>
      <text:p text:style-name="comment"># Library parts can be inherited from another part by using the extends keyword.</text:p>
      <text:p text:style-name="comment"># The part name is the file name. <text:s/>The name hint is to be used in a manner yet to</text:p>
      <text:p text:style-name="comment"># be determined.</text:p>
      <text:p text:style-name="code0">(<text:span text:style-name="T1">part</text:span> <text:span text:style-name="T5">NAME_HINT[</text:span><text:span text:style-name="T1">extends</text:span><text:span text:style-name="T2"> </text:span><text:span text:style-name="T5">LPID]</text:span></text:p>
      <text:p text:style-name="P2"/>
      <text:p text:style-name="comment"><text:s text:c="2"/># Change the anchor position to something other than 0, 0. <text:s/>Anchor coordinates</text:p>
      <text:p text:style-name="comment"><text:s text:c="2"/># must be integers.</text:p>
      <text:p text:style-name="code0"><text:s text:c="2"/>[(<text:span text:style-name="T1">anchor</text:span> (<text:span text:style-name="T1">at </text:span>X Y))]</text:p>
      <text:p text:style-name="code0"/>
      <text:p text:style-name="comment"><text:s text:c="2"/># The reference token is a reserved property. <text:s/>Other reserved properties are</text:p>
      <text:p text:style-name="comment"><text:s text:c="2"/># value, footprint, datasheet, model, and keywords.</text:p>
      <text:p text:style-name="code0"><text:s text:c="2"/>[(<text:span text:style-name="T1">reference</text:span> <text:span text:style-name="T5">REF</text:span></text:p>
      <text:p text:style-name="code0"/>
      <text:p text:style-name="comment"><text:s text:c="4"/># Effects define how a property is displayed. <text:s/>If no effect is defined then</text:p>
      <text:p text:style-name="comment"><text:s text:c="4"/># the property is not displayed. <text:s/>Effects can also be used to override the</text:p>
      <text:p text:style-name="comment"><text:s text:c="4"/># effects of a property in an inherited part. <text:s/>When used to override the</text:p>
      <text:p text:style-name="comment"><text:s text:c="4"/># effects of an inherited property, the PROPERTY element must be defined.</text:p>
      <text:p text:style-name="code0"><text:s text:c="4"/>[(<text:span text:style-name="T1">effects</text:span> [PROPERTY]</text:p>
      <text:p text:style-name="P3"/>
      <text:p text:style-name="comment"><text:s text:c="6"/># Position requires an X and Y coordinates. <text:s/>Position coordinates can be</text:p>
      <text:p text:style-name="comment"><text:s text:c="6"/># non-intergr. <text:s/>Angle is in degrees and defaults to 0 if not defined.</text:p>
      <text:p text:style-name="code0"><text:s text:c="6"/>(<text:span text:style-name="T1">at </text:span>X Y [ANGLE])</text:p>
      <text:p text:style-name="code0"/>
      <text:p text:style-name="comment"><text:s text:c="6"/><text:bookmark-start text:name="__DdeLink__1994_2124759253"/># The FONT value needs to be defined. <text:s/>Currently, EESchema does not support</text:p>
      <text:p text:style-name="comment"><text:s text:c="6"/># different fonts. <text:s/>In the future this feature may be implemented and at</text:p>
      <text:p text:style-name="comment"><text:s text:c="6"/># that time FONT will have to be defined. <text:s/>Initially, only the font size and</text:p>
      <text:p text:style-name="comment"><text:s text:c="6"/># style are required. <text:s/>Italic and bold styles are optional. <text:s/>The font size</text:p>
      <text:p text:style-name="comment"><text:s text:c="6"/># height and width are in units yet to be determined.</text:p>
      <text:p text:style-name="code0"><text:s text:c="6"/>(<text:span text:style-name="T1">font</text:span><text:span text:style-name="T5"> [</text:span>FONT] (<text:span text:style-name="T1">size </text:span>HEIGHT WIDTH) [italic] [bold])<text:bookmark-end text:name="__DdeLink__1994_2124759253"/></text:p>
      <text:p text:style-name="code0"/>
      <text:p text:style-name="comment"><text:s text:c="6"/># Valid visibility values are yes and no.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de0"/>
      <text:p text:style-name="comment"><text:s text:c="2"/># Add a new user definable property to this part. <text:s/>Also can be use to override</text:p>
      <text:p text:style-name="comment"><text:s text:c="2"/># a property defined in extended part.</text:p>
      <text:p text:style-name="code0"><text:s text:c="2"/>[(<text:span text:style-name="T1">property</text:span><text:span text:style-name="T5"> NAME VALUE</text:span></text:p>
      <text:p text:style-name="code0"><text:soft-page-break/><text:span text:style-name="T5"><text:s text:c="4"/>[(</text:span><text:span text:style-name="T1">effects</text:span></text:p>
      <text:p text:style-name="code0"><text:span text:style-name="T1"><text:s text:c="6"/></text:span><text:span text:style-name="T5">(</text:span><text:span text:style-name="T1">at</text:span><text:span text:style-name="T5"> X Y [ANGLE])</text:span></text:p>
      <text:p text:style-name="code0"><text:span text:style-name="T1"><text:s text:c="6"/>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</text:p>
      <text:p text:style-name="code0"><text:s text:c="4"/>)]</text:p>
      <text:p text:style-name="code0"><text:s text:c="2"/>)]</text:p>
      <text:p text:style-name="comment"/>
      <text:p text:style-name="comment"><text:s text:c="2"/># Either polyline or line are can be used to define a line or series of lines.</text:p>
      <text:p text:style-name="comment"><text:s text:c="2"/># Coordinates can be non-integer.</text:p>
      <text:p text:style-name="code0"><text:bookmark-start text:name="__DdeLink__1984_2124759253"/><text:s text:c="2"/>(<text:span text:style-name="T1">polyline</text:span><text:span text:style-name="T5"> or</text:span></text:p>
      <text:p text:style-name="code0"><text:s text:c="2"/>(<text:span text:style-name="T1">line</text:span></text:p>
      <text:p text:style-name="code0"><text:s text:c="4"/>(<text:span text:style-name="T1">pts</text:span>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/>
      <text:p text:style-name="comment"><text:s text:c="4"/># Line widths are in units as defined above.</text:p>
      <text:p text:style-name="code0"><text:s text:c="4"/>(<text:span text:style-name="T1">line_width </text:span>WIDTH)</text:p>
      <text:p text:style-name="code0"/>
      <text:p text:style-name="comment"><text:s text:c="4"/># Valid fill types are none, filled, and transparent.</text:p>
      <text:p text:style-name="code0"><text:s text:c="4"/>(<text:span text:style-name="T1">fill </text:span>FILL_TYPE)</text:p>
      <text:p text:style-name="code0"><text:s text:c="2"/>)<text:bookmark-end text:name="__DdeLink__1984_2124759253"/></text:p>
      <text:p text:style-name="code0"/>
      <text:p text:style-name="code0"><text:s text:c="2"/><text:bookmark-start text:name="__DdeLink__1986_2124759253"/>(<text:span text:style-name="T1">rectangle </text:span><text:span text:style-name="T5">(</text:span><text:span text:style-name="T1">start </text:span>X Y) (<text:span text:style-name="T1">end </text:span>X Y) (<text:span text:style-name="T1">line_width </text:span>WIDTH) (<text:span text:style-name="T1">fill </text:span>FILL_TYPE))<text:bookmark-end text:name="__DdeLink__1986_2124759253"/></text:p>
      <text:p text:style-name="code0"/>
      <text:p text:style-name="code0"><text:s/><text:bookmark-start text:name="__DdeLink__1988_2124759253"/><text:s/>(<text:span text:style-name="T1">circle</text:span></text:p>
      <text:p text:style-name="code0"><text:s text:c="4"/>(<text:span text:style-name="T1">center</text:span><text:span text:style-name="T5"> </text:span>X Y)</text:p>
      <text:p text:style-name="code0"/>
      <text:p text:style-name="comment"><text:s text:c="4"/># Radius length is in units if defined or mils.</text:p>
      <text:p text:style-name="code0"><text:s text:c="4"/>(<text:span text:style-name="T1">radius </text:span>LENGTH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88_2124759253"/></text:p>
      <text:p text:style-name="code0"/>
      <text:p text:style-name="code0"><text:s text:c="2"/><text:bookmark-start text:name="__DdeLink__1990_2124759253"/>(<text:span text:style-name="T1">arc</text:span><text:span text:style-name="T5"> (</text:span><text:span text:style-name="T1">pos</text:span><text:span text:style-name="T5"> X Y) (</text:span><text:span text:style-name="T1">radius</text:span><text:span text:style-name="T5"> RADIUS) (</text:span><text:span text:style-name="T1">start</text:span><text:span text:style-name="T5"> </text:span>X Y) (<text:span text:style-name="T1">end</text:span><text:span text:style-name="T5"> </text:span>X Y)</text:p>
      <text:p text:style-name="code0"><text:span text:style-name="T1"><text:s text:c="4"/></text:span><text:span text:style-name="T5">(</text:span><text:span text:style-name="T1">line_width </text:span>WIDTH)</text:p>
      <text:p text:style-name="code0"><text:s text:c="4"/>(<text:span text:style-name="T1">fill </text:span>FILL_TYPE)</text:p>
      <text:p text:style-name="code0"><text:s text:c="2"/>)<text:bookmark-end text:name="__DdeLink__1990_2124759253"/></text:p>
      <text:p text:style-name="code0"/>
      <text:p text:style-name="code0"><text:s text:c="2"/>(<text:span text:style-name="T1">bezier</text:span></text:p>
      <text:p text:style-name="code0"><text:s text:c="4"/>(<text:span text:style-name="T1">pts </text:span><text:span text:style-name="T5">(</text:span><text:span text:style-name="T1">xy </text:span>X Y) (<text:span text:style-name="T1">xy </text:span>X Y) (<text:span text:style-name="T1">xy </text:span>X Y) (<text:span text:style-name="T1">xy </text:span>X Y) (<text:span text:style-name="T1">xy </text:span>X Y) (<text:span text:style-name="T1">xy </text:span>X Y))</text:p>
      <text:p text:style-name="code0"><text:s text:c="4"/>(<text:span text:style-name="T1">line_width </text:span>WIDTH)</text:p>
      <text:p text:style-name="code0"><text:s text:c="4"/>(<text:span text:style-name="T1">fill </text:span>FILL_TYPE)</text:p>
      <text:p text:style-name="code0"><text:s text:c="2"/>)</text:p>
      <text:p text:style-name="code0"/>
      <text:p text:style-name="code0"><text:bookmark-start text:name="__DdeLink__1992_2124759253"/><text:s text:c="2"/>(<text:span text:style-name="T1">text</text:span> <text:span text:style-name="T2">“This is the text that gets drawn.”</text:span></text:p>
      <text:p text:style-name="code0"><text:span text:style-name="T4"><text:s text:c="4"/>(</text:span><text:span text:style-name="T1">at </text:span><text:span text:style-name="T4">X Y [ANGLE])</text:span></text:p>
      <text:p text:style-name="P1"/>
      <text:p text:style-name="comment"><text:s text:c="4"/># Valid horizontal justification values are center, right, and left. <text:s/>Valid</text:p>
      <text:p text:style-name="comment"><text:s text:c="4"/># vertical justification values are center, top, bottom.</text:p>
      <text:p text:style-name="code0"><text:s text:c="4"/>(<text:span text:style-name="T1">justify </text:span>HORIZONTAL_JUSTIFY VERTICAL_JUSTIFY)</text:p>
      <text:p text:style-name="code0"><text:s text:c="4"/>(<text:span text:style-name="T1">font</text:span><text:span text:style-name="T5"> [</text:span>FONT] (<text:span text:style-name="T1">size </text:span>HEIGHT WIDTH) [italic] [bold])</text:p>
      <text:p text:style-name="code0"><text:s text:c="4"/>(<text:span text:style-name="T1">visible </text:span>YES)</text:p>
      <text:p text:style-name="code0"><text:s text:c="4"/>(<text:span text:style-name="T1">fill </text:span>FILL_TYPE)</text:p>
      <text:p text:style-name="code0"><text:soft-page-break/><text:s text:c="2"/>)<text:bookmark-end text:name="__DdeLink__1992_2124759253"/></text:p>
      <text:p text:style-name="code0"/>
      <text:p text:style-name="comment"><text:s text:c="2"/># A pin's type is it's electrical connection. <text:s/>Valid connection types are</text:p>
      <text:p text:style-name="comment"><text:s text:c="2"/># input, output, bidirectional, tristate, passive, unspecified, power_in,</text:p>
      <text:p text:style-name="comment"><text:s text:c="2"/># power_out, open_collector, open_emitter, unconnected. <text:s/>Valid pin shape</text:p>
      <text:p text:style-name="comment"><text:s text:c="2"/># values are none, line, inverted, clock, inverted_clk, input_low, clock_low,</text:p>
      <text:p text:style-name="comment"><text:s text:c="2"/># falling_edge, and non_logic.</text:p>
      <text:p text:style-name="code0"><text:s text:c="2"/>(<text:span text:style-name="T1">pin</text:span><text:span text:style-name="T5"> TYPE </text:span><text:span text:style-name="T5">SHAPE</text:span></text:p>
      <text:p text:style-name="P2"/>
      <text:p text:style-name="P4"><text:s text:c="4"/># Pin coordinates must be integers. <text:s/>The angle values 0, 180, 90, and 270</text:p>
      <text:p text:style-name="P4"><text:s text:c="4"/># replace the current right, left, up, and down specifiers respectively.</text:p>
      <text:p text:style-name="P4"><text:s text:c="4"/># No other angles are valid.</text:p>
      <text:p text:style-name="code0"><text:s text:c="4"/>(<text:span text:style-name="T1">at </text:span>X Y [ANGLE])</text:p>
      <text:p text:style-name="code0"/>
      <text:p text:style-name="comment"><text:s text:c="4"/># Length of the pin in units. <text:s/>The pin length can be non-integer.</text:p>
      <text:p text:style-name="code0"><text:s text:c="4"/>(<text:span text:style-name="T1">length</text:span> LENGTH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NAME” </text:span><text:span text:style-name="T5">(</text:span><text:span text:style-name="T1">font</text:span><text:span text:style-name="T5"> [</text:span>FONT] (<text:span text:style-name="T1">size </text:span>HEIGHT WIDTH) [italic] [bold]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NUMBER” </text:span><text:span text:style-name="T5"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<text:span text:style-name="T4">YES</text:span>))</text:p>
      <text:p text:style-name="code0"><text:s text:c="4"/>(<text:span text:style-name="T1">visible </text:span><text:span text:style-name="T4">YES</text:span>)</text:p>
      <text:p text:style-name="code0"><text:s text:c="2"/>)</text:p>
      <text:p text:style-name="code0"/>
      <text:p text:style-name="comment"><text:s text:c="2"/># Pin merge is used to group a number of pins that are connected to the same</text:p>
      <text:p text:style-name="comment"><text:s text:c="2"/># point internally to part and shows only the first pin in the list. <text:s/>It is</text:p>
      <text:p text:style-name="comment"><text:s text:c="2"/># typically used to hide power pins on parts that have a large number of</text:p>
      <text:p text:style-name="comment"><text:s text:c="2"/># power connections such as FPGAs and micro-contollers.</text:p>
      <text:p text:style-name="code0"><text:s text:c="2"/>[(<text:span text:style-name="T1">pin_merge</text:span> NUMBER1 NUMBER2 …)]</text:p>
      <text:p text:style-name="code0"/>
      <text:p text:style-name="comment"><text:s text:c="2"/># The pin swap hinting flag is used to indicate to an external tool ( i.e. an</text:p>
      <text:p text:style-name="comment"><text:s text:c="2"/># auto router ) that the pins defined are functionally equivalent and</text:p>
      <text:p text:style-name="comment"><text:s text:c="2"/># interchangeable.</text:p>
      <text:p text:style-name="code0"><text:s text:c="2"/>[(<text:span text:style-name="T1">hint_pin_swap</text:span> NUMBER1 NUMBER2 ...)]</text:p>
      <text:p text:style-name="code0">)</text:p>
      <text:p text:style-name="code0"/>
      <text:h text:style-name="Heading_20_1" text:outline-level="1">Inheritance syntax example file.</text:h>
      <text:p text:style-name="code0">(<text:span text:style-name="T1">part</text:span><text:span text:style-name="T5"> NAME_HINT </text:span><text:span text:style-name="T1">extends</text:span><text:span text:style-name="T2"> </text:span><text:span text:style-name="T5">LPID</text:span></text:p>
      <text:p text:style-name="comment"/>
      <text:p text:style-name="comment"><text:s text:c="2"/># Remove pin NUMBER defined in the base part. <text:s/>Only valid for extended parts.</text:p>
      <text:p text:style-name="code0"><text:s text:c="2"/>[(<text:span text:style-name="T1">pin_del </text:span>NUMBER)]</text:p>
      <text:p text:style-name="code0"/>
      <text:p text:style-name="comment"><text:s text:c="2"/># Swap pin NUMBER1 and pin NUMBER2 in the base part. <text:s/>Only valid for extended</text:p>
      <text:p text:style-name="comment"><text:s text:c="2"/># parts.</text:p>
      <text:p text:style-name="code0"><text:s text:c="2"/>[(<text:span text:style-name="T1">pin_swap </text:span>NUMBER1 NUMBER2)]</text:p>
      <text:p text:style-name="code0"/>
      <text:p text:style-name="comment"><text:s text:c="2"/># Change the number of pin NUMBER1 to NUMBER2 in the base part. <text:s/>Only valid</text:p>
      <text:p text:style-name="comment"><text:s text:c="2"/># for extended parts.</text:p>
      <text:p text:style-name="code0"><text:s text:c="2"/>[(<text:span text:style-name="T1">pin_renum</text:span> NUMBER1 NUMBER2)]</text:p>
      <text:p text:style-name="code0"/>
      <text:p text:style-name="comment"><text:s text:c="2"/># Change the name of pin NUMBER to NAME in the base part. <text:s/>Only valid for</text:p>
      <text:p text:style-name="comment"><text:s text:c="2"/># extended parts.</text:p>
      <text:p text:style-name="code0"><text:soft-page-break/><text:s text:c="2"/>[(<text:span text:style-name="T1">pin_rename</text:span> NUMBER NAME)]</text:p>
      <text:p text:style-name="code0"/>
      <text:p text:style-name="comment"><text:s text:c="2"/># Remove property NAME from the base part. <text:s/>Only valid for extended parts.</text:p>
      <text:p text:style-name="code0"><text:s text:c="2"/>[(<text:span text:style-name="T1">property_del </text:span>NAME)]</text:p>
      <text:p text:style-name="code0"/>
      <text:p text:style-name="comment"><text:s text:c="2"/># Alternates are used to define multiple part per package devices and/or</text:p>
      <text:p text:style-name="comment"><text:s text:c="2"/># alternate body styles (DeMorgan). <text:s/>Parts must be defined in order. <text:s/>There</text:p>
      <text:p text:style-name="comment"><text:s text:c="2"/># can more than one alternates defined.</text:p>
      <text:p text:style-name="code0"><text:s text:c="2"/>[(<text:span text:style-name="T1">alternates </text:span>LP<text:span text:style-name="T5">ID [LPID...]</text:span>)]</text:p>
      <text:p text:style-name="code0"/>
      <text:p text:style-name="comment"><text:s text:c="2"/># Add a new property to this part. <text:s/>Also can be use to override a property</text:p>
      <text:p text:style-name="comment"><text:s text:c="2"/># defined in the base part.</text:p>
      <text:p text:style-name="code0"><text:s text:c="2"/>[(<text:span text:style-name="T1">property</text:span><text:span text:style-name="T5"> NAME VALUE</text:span></text:p>
      <text:p text:style-name="code0"><text:span text:style-name="T5"><text:s text:c="4"/>[(</text:span><text:span text:style-name="T1">effects </text:span><text:span text:style-name="T5">(</text:span><text:span text:style-name="T1">at</text:span><text:span text:style-name="T5"> X Y [ANGLE])</text:span></text:p>
      <text:p text:style-name="code0"><text:span text:style-name="T5"><text:s text:c="6"/>(</text:span><text:span text:style-name="T1">font</text:span><text:span text:style-name="T5"> [</text:span>FONT] (<text:span text:style-name="T1">size </text:span>HEIGHT WIDTH) [italic] [bold])</text:p>
      <text:p text:style-name="code0"><text:s text:c="6"/>(<text:span text:style-name="T1">visible </text:span>YES)]</text:p>
      <text:p text:style-name="code0"><text:s text:c="2"/>)]</text:p>
      <text:p text:style-name="code0"/>
      <text:p text:style-name="comment"><text:s text:c="2"/># The alternates swap hinting flag is used to indicate to an external tool</text:p>
      <text:p text:style-name="comment"><text:s text:c="2"/># that the parts defined in the alternates list are functionally equivalent</text:p>
      <text:p text:style-name="comment"><text:s text:c="2"/># and interchangeable.</text:p>
      <text:p text:style-name="code0"><text:s text:c="2"/>[(<text:span text:style-name="T1">hint_alt_swap</text:span> LPID1 LPID2 ...)]</text:p>
      <text:p text:style-name="Text_20_body">)</text:p>
      <text:p text:style-name="Text_20_body"/>
      <text:p text:style-name="comment"># This is an example of a dual input NAND gate A of a 7400.</text:p>
      <text:p text:style-name="code0">(<text:span text:style-name="T1">part</text:span> <text:span text:style-name="T2">“dual_input_nand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2 0) (</text:span><text:span text:style-name="T1">radius</text:span><text:span text:style-name="T5"> 0.4) (</text:span><text:span text:style-name="T1">start</text:span><text:span text:style-name="T5"> 2</text:span> -4) (<text:span text:style-name="T1">start_angle</text:span> -90) (<text:span text:style-name="T1">end</text:span><text:span text:style-name="T5"> 2</text:span> 4)</text:p>
      <text:p text:style-name="code0"><text:s text:c="4"/>(<text:span text:style-name="T1">end_angle</text:span> 90)<text:span text:style-name="T1"> </text:span><text:span text:style-name="T5">(</text:span><text:span text:style-name="T1">line_width</text:span><text:span text:style-name="T5"> </text:span><text:span text:style-name="T5">0</text:span>) (<text:span text:style-name="T1">fill</text:span><text:span text:style-name="T5"> </text:span><text:span text:style-name="T5">none</text:span>))</text:p>
      <text:p text:style-name="code0"><text:s text:c="2"/>(<text:span text:style-name="T1">polyline</text:span><text:span text:style-name="T5"> </text:span>(<text:span text:style-name="T1">xy</text:span><text:span text:style-name="T5"> 2</text:span> 4) (<text:span text:style-name="T1">xy </text:span>-6 4) (<text:span text:style-name="T1">xy </text:span>-6 -4) (<text:span text:style-name="T1">xy </text:span>2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3.6 18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input</text:span> line (<text:span text:style-name="T1">at</text:span><text:span text:style-name="T5"> -12</text:span> -2 3.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GND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oft-page-break/><text:s text:c="4"/>(<text:span text:style-name="T1">visible </text:span><text:span text:style-name="T4">no</text:span>))</text:p>
      <text:p text:style-name="code0"><text:s text:c="2"/>(<text:span text:style-name="T1">hint_pin_swap</text:span> <text:span text:style-name="T2">“1”</text:span> <text:span text:style-name="T2">“2”</text:span>)</text:p>
      <text:p text:style-name="code0">)</text:p>
      <text:p text:style-name="code0"/>
      <text:p text:style-name="comment"># All LPIDs below this point assume that the base part is located in the same</text:p>
      <text:p text:style-name="comment"># library as the parts that are derived from them. <text:s/>See the “Distributed Library</text:p>
      <text:p text:style-name="comment"># &amp; EESchema Parts List Design Documentation” in the Kicad source for more</text:p>
      <text:p text:style-name="comment"># information on LPIDs.</text:p>
      <text:p text:style-name="comment"/>
      <text:p text:style-name="comment"># This is the B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)</text:p>
      <text:p text:style-name="code0"/>
      <text:p text:style-name="comment"># This is the C gate of a 7400.</text:p>
      <text:p text:style-name="code0">(<text:span text:style-name="T1">part</text:span> <text:span text:style-name="T2">“dual_input_nand_c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8 4)</text:p>
      <text:p text:style-name="code0"><text:s text:c="2"/>(<text:span text:style-name="T1">pin_renum</text:span> 9 5)</text:p>
      <text:p text:style-name="code0"><text:s text:c="2"/>(<text:span text:style-name="T1">pin_renum</text:span> 10 6)</text:p>
      <text:p text:style-name="code0">)</text:p>
      <text:p text:style-name="code0"/>
      <text:p text:style-name="comment"># This is the D gate of a 7400.</text:p>
      <text:p text:style-name="code0">(<text:span text:style-name="T1">part</text:span> <text:span text:style-name="T2">“dual_input_nand_b”</text:span> <text:span text:style-name="T1">inherits</text:span> <text:span text:style-name="T2">“dual_in_nand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/>
      <text:p text:style-name="comment"># This is a DeMorgan representation of a dual input NAND gate A.</text:p>
      <text:p text:style-name="code0">(<text:span text:style-name="T1">part</text:span> <text:span text:style-name="T2">“dual_input_nand_</text:span><text:span text:style-name="T2">demorgan</text:span><text:span text:style-name="T2">_a”</text:span></text:p>
      <text:p text:style-name="code0"><text:s text:c="2"/>(<text:span text:style-name="T1">reference</text:span> <text:span text:style-name="T2">“U”</text:span>)</text:p>
      <text:p text:style-name="code0"><text:s text:c="2"/>(<text:span text:style-name="T1">arc (pos</text:span><text:span text:style-name="T5"> -9.3 0) (</text:span><text:span text:style-name="T1">radius</text:span><text:span text:style-name="T5"> 0.518) (</text:span><text:span text:style-name="T1">start</text:span><text:span text:style-name="T5"> -6</text:span> 4) (<text:span text:style-name="T1">start_angle</text:span> 50.4)</text:p>
      <text:p text:style-name="code0"><text:s text:c="4"/>(<text:span text:style-name="T1">end</text:span><text:span text:style-name="T5"> -6</text:span> -4) (<text:span text:style-name="T1">end_angle</text:span> -50.4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2 2.86) (</text:span><text:span text:style-name="T1">radius</text:span><text:span text:style-name="T5"> 7.06) (</text:span><text:span text:style-name="T1">start</text:span><text:span text:style-name="T5"> 0</text:span> -200) (<text:span text:style-name="T1">start_angle</text:span> -88.1)</text:p>
      <text:p text:style-name="code0"><text:s text:c="4"/>(<text:span text:style-name="T1">end</text:span><text:span text:style-name="T5"> 6</text:span> 0) (<text:span text:style-name="T1">end_angle</text:span> -24.6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arc (pos</text:span><text:span text:style-name="T5"> -0.2 2.82) (</text:span><text:span text:style-name="T1">radius</text:span><text:span text:style-name="T5"> 6.8) (</text:span><text:span text:style-name="T1">start</text:span><text:span text:style-name="T5"> 6</text:span> 0) (<text:span text:style-name="T1">start_angle</text:span> -24.4) (<text:span text:style-name="T1">end</text:span><text:span text:style-name="T5"> 0</text:span> 4)</text:p>
      <text:p text:style-name="code0"><text:s text:c="4"/>(<text:span text:style-name="T1">end_angle</text:span> 88.3)<text:span text:style-name="T1"> </text:span><text:span text:style-name="T5">(</text:span><text:span text:style-name="T1">line_width</text:span><text:span text:style-name="T5"> 0</text:span>) (<text:span text:style-name="T1">fill</text:span><text:span text:style-name="T5"> none</text:span>))</text:p>
      <text:p text:style-name="code0"><text:s text:c="2"/>(<text:span text:style-name="T1">polyline</text:span><text:span text:style-name="T5"> </text:span>(<text:span text:style-name="T1">xy</text:span><text:span text:style-name="T5"> -6</text:span> 4) (<text:span text:style-name="T1">xy </text:span>0 4) (<text:span text:style-name="T1">xy </text:span>0 -4) (<text:span text:style-name="T1">xy</text:span><text:span text:style-name="T5"> -6</text:span> -4)</text:p>
      <text:p text:style-name="code0"><text:s text:c="4"/>(<text:span text:style-name="T1">line_width </text:span>0) (<text:span text:style-name="T1">fill </text:span>none))</text:p>
      <text:p text:style-name="code0"><text:s text:c="2"/>(<text:span text:style-name="T1">pin</text:span><text:span text:style-name="T5"> input</text:span> line (<text:span text:style-name="T1">at</text:span><text:span text:style-name="T5"> -12</text:span> 2 180) (<text:span text:style-name="T1">length</text:span> 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1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oft-page-break/><text:s text:c="2"/>(<text:span text:style-name="T1">pin</text:span><text:span text:style-name="T5"> input</text:span> line (<text:span text:style-name="T1">at</text:span><text:span text:style-name="T5"> -12</text:span> -2 180) (<text:span text:style-name="T1">length</text:span> 6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2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output</text:span> line (<text:span text:style-name="T1">at</text:span><text:span text:style-name="T5"> -12</text:span> 0) (<text:span text:style-name="T1">length</text:span> 7.4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” </text:span><text:span text:style-name="T5">(</text:span><text:span text:style-name="T1">font </text:span>(<text:span text:style-name="T1">size </text:span>1.2 1.2)) (<text:span text:style-name="T1">visible </text:span><text:span text:style-name="T4">yes</text:span>))</text:p>
      <text:p text:style-name="code0"><text:span text:style-name="T1"><text:s text:c="4"/>(number</text:span><text:span text:style-name="T5"> </text:span><text:span text:style-name="T2">“3” </text:span><text:span text:style-name="T5">(</text:span><text:span text:style-name="T1">font </text:span>(<text:span text:style-name="T1">size</text:span><text:span text:style-name="T5"> </text:span>1.2 1.2)) (<text:span text:style-name="T1">visible </text:span><text:span text:style-name="T4">yes</text:span>))</text:p>
      <text:p text:style-name="code0"><text:s text:c="4"/>(<text:span text:style-name="T1">visible </text:span><text:span text:style-name="T4">yes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-4 90) (<text:span text:style-name="T1">length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GND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pin</text:span><text:span text:style-name="T5"> power_in</text:span> none (<text:span text:style-name="T1">at</text:span><text:span text:style-name="T5"> -4</text:span> 4 90) (<text:span text:style-name="T1">length</text:span> 0)</text:p>
      <text:p text:style-name="code0"><text:span text:style-name="T1"><text:s text:c="4"/></text:span><text:span text:style-name="T5">(</text:span><text:span text:style-name="T1">name</text:span><text:span text:style-name="T5"> </text:span><text:span text:style-name="T2">“VCC” </text:span><text:span text:style-name="T5">(</text:span><text:span text:style-name="T1">font </text:span>(<text:span text:style-name="T1">size </text:span>1.2 1.2)) (<text:span text:style-name="T1">visible </text:span><text:span text:style-name="T4">no</text:span>))</text:p>
      <text:p text:style-name="code0"><text:span text:style-name="T1"><text:s text:c="4"/>(number</text:span><text:span text:style-name="T5"> </text:span><text:span text:style-name="T2">“7” </text:span><text:span text:style-name="T5">(</text:span><text:span text:style-name="T1">font </text:span>(<text:span text:style-name="T1">size</text:span><text:span text:style-name="T5"> 1.2</text:span> 1.2)) (<text:span text:style-name="T1">visible </text:span><text:span text:style-name="T4">no</text:span>))</text:p>
      <text:p text:style-name="code0"><text:s text:c="4"/>(<text:span text:style-name="T1">visible </text:span><text:span text:style-name="T4">no</text:span>))</text:p>
      <text:p text:style-name="code0"><text:s text:c="2"/>(<text:span text:style-name="T1">hint_pin_swap</text:span> 1 2)</text:p>
      <text:p text:style-name="code0">)</text:p>
      <text:p text:style-name="code0"/>
      <text:p text:style-name="comment"># This is the DeMorgan representation of gate B of a 7400.</text:p>
      <text:p text:style-name="code0">(<text:span text:style-name="T1">part</text:span> <text:span text:style-name="T2">“dual_input_nand_demorgan_b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4)</text:p>
      <text:p text:style-name="code0"><text:s text:c="2"/>(<text:span text:style-name="T1">pin_renum</text:span> 2 5)</text:p>
      <text:p text:style-name="code0"><text:s text:c="2"/>(<text:span text:style-name="T1">pin_renum</text:span> 3 6)</text:p>
      <text:p text:style-name="code0"><text:s text:c="2"/>(<text:span text:style-name="T1">pin_rename</text:span> 1 <text:span text:style-name="T2">“D”</text:span>)</text:p>
      <text:p text:style-name="code0"><text:s text:c="2"/>(<text:span text:style-name="T1">pin_rename</text:span> 2 <text:span text:style-name="T2">“E”</text:span>)</text:p>
      <text:p text:style-name="code0"><text:s text:c="2"/>(<text:span text:style-name="T1">pin_rename</text:span> 3 <text:span text:style-name="T2">“F”</text:span>)</text:p>
      <text:p text:style-name="code0">)</text:p>
      <text:p text:style-name="code0"/>
      <text:p text:style-name="comment"># This is the DeMorgan representation of gate C of a 7400.</text:p>
      <text:p text:style-name="code0">(<text:span text:style-name="T1">part</text:span> <text:span text:style-name="T2">“dual_input_nand_demorgan_c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8)</text:p>
      <text:p text:style-name="code0"><text:s text:c="2"/>(<text:span text:style-name="T1">pin_renum</text:span> 2 9)</text:p>
      <text:p text:style-name="code0"><text:s text:c="2"/>(<text:span text:style-name="T1">pin_renum</text:span> 3 10)</text:p>
      <text:p text:style-name="code0">)</text:p>
      <text:p text:style-name="code0"/>
      <text:p text:style-name="comment"># This is the DeMorgan representation of gate D of a 7400.</text:p>
      <text:p text:style-name="code0">(<text:span text:style-name="T1">part</text:span> <text:span text:style-name="T2">“dual_input_nand_demorgan_d”</text:span></text:p>
      <text:p text:style-name="code0"><text:s text:c="2"/><text:span text:style-name="T1">inherits</text:span> <text:span text:style-name="T2">“dual_in_nand_demorgan_a/rev1”</text:span></text:p>
      <text:p text:style-name="code0"><text:s text:c="2"/>(<text:span text:style-name="T1">pin_del</text:span> 7)</text:p>
      <text:p text:style-name="code0"><text:s text:c="2"/>(<text:span text:style-name="T1">pin_del</text:span> 14)</text:p>
      <text:p text:style-name="code0"><text:s text:c="2"/>(<text:span text:style-name="T1">pin_renum</text:span> 1 11)</text:p>
      <text:p text:style-name="code0"><text:s text:c="2"/>(<text:span text:style-name="T1">pin_renum</text:span> 2 12)</text:p>
      <text:p text:style-name="code0"><text:s text:c="2"/>(<text:span text:style-name="T1">pin_renum</text:span> 3 13)</text:p>
      <text:p text:style-name="code0">)</text:p>
      <text:p text:style-name="code0"><text:soft-page-break/></text:p>
      <text:p text:style-name="comment"># An example of putting it all together to create a 7400.</text:p>
      <text:p text:style-name="code0">(<text:span text:style-name="T1">part</text:span> <text:span text:style-name="T2">“7400”</text:span></text:p>
      <text:p text:style-name="code0"><text:s text:c="2"/>(<text:span text:style-name="T1">value</text:span> <text:span text:style-name="T2">“7400”</text:span>)</text:p>
      <text:p text:style-name="code0"><text:s text:c="2"/>(<text:span text:style-name="T1">alternates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<text:s text:c="2"/>(<text:span text:style-name="T1">alternates</text:span></text:p>
      <text:p text:style-name="code0"><text:s text:c="4"/><text:span text:style-name="T2">“dual_in_nand_demorgan_a/rev1”</text:span></text:p>
      <text:p text:style-name="code0"><text:s text:c="4"/><text:span text:style-name="T2">“dual_in_nand_demorgan_b/rev1”</text:span></text:p>
      <text:p text:style-name="code0"><text:s text:c="4"/><text:span text:style-name="T2">“dual_in_nand_demorgan_c/rev1”</text:span></text:p>
      <text:p text:style-name="code0"><text:s text:c="4"/><text:span text:style-name="T2">“dual_in_nand_demorgan_d/rev1”</text:span></text:p>
      <text:p text:style-name="code0"><text:s text:c="2"/>)</text:p>
      <text:p text:style-name="code0"><text:s text:c="2"/>(<text:span text:style-name="T1">hint_alt_swap</text:span></text:p>
      <text:p text:style-name="code0"><text:s text:c="4"/><text:span text:style-name="T2">“dual_in_nand_a/rev1”</text:span></text:p>
      <text:p text:style-name="code0"><text:s text:c="4"/><text:span text:style-name="T2">“dual_in_nand_b/rev1”</text:span></text:p>
      <text:p text:style-name="code0"><text:s text:c="4"/><text:span text:style-name="T2">“dual_in_nand_c/rev1”</text:span></text:p>
      <text:p text:style-name="code0"><text:s text:c="4"/><text:span text:style-name="T2">“dual_in_nand_d/rev1”</text:span></text:p>
      <text:p text:style-name="code0"><text:s text:c="2"/>)</text:p>
      <text:p text:style-name="code0">)</text:p>
      <text:p text:style-name="code0"/>
      <text:p text:style-name="comment"># A 74LS00 is as simple as this.</text:p>
      <text:p text:style-name="code0">(<text:span text:style-name="T1">part</text:span> <text:span text:style-name="T2">“74LS00”</text:span> <text:span text:style-name="T1">inherits</text:span> <text:span text:style-name="T2">“7400/rev1”</text:span><text:span text:style-name="T5"> (</text:span><text:span text:style-name="T1">value</text:span><text:span text:style-name="T2"> “74LS00”</text:span><text:span text:style-name="T5">)</text:span>)</text:p>
      <text:p text:style-name="code0"/>
      <text:p text:style-name="comment"># This is a so called heavy weight part definition of a Texas Instruments</text:p>
      <text:p text:style-name="comment"># part number SN74HCT00NSR.</text:p>
      <text:p text:style-name="code0">(<text:span text:style-name="T1">part</text:span> <text:span text:style-name="T2">“SN74HCT00NSR”</text:span> <text:span text:style-name="T1">inherits</text:span> <text:span text:style-name="T2">“7400/rev1”</text:span></text:p>
      <text:p text:style-name="code0"><text:span text:style-name="T2"><text:s text:c="2"/></text:span><text:span text:style-name="T5">(</text:span><text:span text:style-name="T1">value</text:span><text:span text:style-name="T2"> “SN74HCT00NSR”</text:span><text:span text:style-name="T5">)</text:span></text:p>
      <text:p text:style-name="code0"><text:span text:style-name="T5"><text:s text:c="2"/>(</text:span><text:span text:style-name="T1">footprint</text:span><text:span text:style-name="T5"> </text:span><text:span text:style-name="T2">“14-SOP”</text:span><text:span text:style-name="T5">)</text:span></text:p>
      <text:p text:style-name="code0"><text:span text:style-name="T5"><text:s text:c="2"/>(</text:span><text:span text:style-name="T1">datasheet</text:span><text:span text:style-name="T5"> </text:span><text:span text:style-name="T2">“http://focus.ti.com/general/docs/lit/getliterature.tsp?genericPartNumber=sn74hct00&amp;fileType=pdf”</text:span><text:span text:style-name="T5">)</text:span></text:p>
      <text:p text:style-name="code0"><text:span text:style-name="T5"><text:s text:c="2"/>(</text:span><text:span text:style-name="T1">keywords</text:span><text:span text:style-name="T5"> </text:span><text:span text:style-name="T2">“LOGIC” “NAND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Description”</text:span><text:span text:style-name="T5"> </text:span><text:span text:style-name="T2">“IC GATE POS-NAND QD 2IN 14-SOP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Manufacturer”</text:span><text:span text:style-name="T5"> </text:span><text:span text:style-name="T2">“Texas Instruments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”</text:span><text:span text:style-name="T5"> </text:span><text:span text:style-name="T2">“Digikey”</text:span><text:span text:style-name="T5">)</text:span></text:p>
      <text:p text:style-name="code0"><text:span text:style-name="T5"><text:s text:c="2"/>(</text:span><text:span text:style-name="T1">property</text:span><text:span text:style-name="T5"> </text:span><text:span text:style-name="T2">“Vendor Part Number”</text:span><text:span text:style-name="T5"> </text:span><text:span text:style-name="T2">“SN74HCT00NSR-ND”</text:span><text:span text:style-name="T5">)</text:span></text:p>
      <text:p text:style-name="code0">)</text:p>
      <text:p text:style-name="code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ahoma1" svg:font-family="Tahoma"/>
    <style:font-face style:name="Bitstream Vera Sans Mono" svg:font-family="'Bitstream Vera Sans Mono'" style:font-adornments="Roma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code0" style:family="paragraph" style:parent-style-name="Text_20_body" style:class="chapter">
      <style:paragraph-properties fo:margin-top="0in" fo:margin-bottom="0.0201in">
        <style:tab-stops/>
      </style:paragraph-properties>
      <style:text-properties style:font-name="Bitstream Vera Sans Mono" fo:font-size="10pt"/>
    </style:style>
    <style:style style:name="comment" style:family="paragraph" style:parent-style-name="code0" style:class="chapter">
      <style:paragraph-properties fo:margin-top="0in" fo:margin-bottom="0.0201in"/>
      <style:text-properties fo:color="#006b6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3:01:25</meta:creation-date>
    <meta:editing-duration>P0D</meta:editing-duration>
    <meta:editing-cycles>1</meta:editing-cycles>
    <meta:generator>LibreOffice/3.3$Unix OpenOffice.org_project/330m9$Build-1</meta:generator>
    <meta:document-statistic meta:table-count="0" meta:image-count="0" meta:object-count="0" meta:page-count="8" meta:paragraph-count="301" meta:word-count="2359" meta:character-count="14501"/>
  </office:meta>
</office:document-meta>
</file>